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8-11" calcext:value-type="date">
            <text:p>11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NF 6420 - process. 08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9-09" calcext:value-type="date">
            <text:p>09/09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NF 6429 - process. 09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0-10" calcext:value-type="date">
            <text:p>10/10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NF 6438 - process. 10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1-10" calcext:value-type="date">
            <text:p>10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NF 6447 - process. 1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2-10" calcext:value-type="date">
            <text:p>10/12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NF 6456 - process. 1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6-01-09" calcext:value-type="date">
            <text:p>09/01/2026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7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18:41.898719100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18:41.906310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06:55</meta:creation-date>
    <dc:date>2026-01-20T16:18:52.498702100</dc:date>
    <meta:print-date>2019-12-10T15:22:29.903000000</meta:print-date>
    <dc:language>pt-PT</dc:language>
    <meta:editing-cycles>585</meta:editing-cycles>
    <meta:editing-duration>PT23H59M34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